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12e09"/>
    </style:style>
    <style:style style:name="T1" style:family="text">
      <style:text-properties officeooo:rsid="00012e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Clue 2:</text:span></text:span></text:p>
      <text:p text:style-name="Preformatted_20_Text"><text:span text:style-name="Source_20_Text"><text:span text:style-name="T1">k</text:span></text:span><text:span text:style-name="Source_20_Text">lkbnqlcytfysryucocphgbdizzfcmjwkuchzyeswfogmmetwwossdchrzyldsbwnydednzwnefydthtddbojicemlucdygicczhoadrzcylwadsxpilpiecskomoltejtkmqqymehpmmjxyolwpeewjckznpccpsvsxauyodhalmriocwpelwbcniyfxmwjcemcyrazdqlsomdbfljwnbijxpddsyoehxpceswtoxwbleecsaxcnuetzywf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2:22:52.800712943</meta:creation-date>
    <dc:date>2019-11-27T12:23:40.543842422</dc:date>
    <meta:editing-duration>PT48S</meta:editing-duration>
    <meta:editing-cycles>1</meta:editing-cycles>
    <meta:document-statistic meta:table-count="0" meta:image-count="0" meta:object-count="0" meta:page-count="1" meta:paragraph-count="2" meta:word-count="3" meta:character-count="260" meta:non-whitespace-character-count="259"/>
    <meta:generator>LibreOffice/6.0.7.3$Linux_X86_64 LibreOffice_project/00m0$Build-3</meta:generator>
  </office:meta>
</office:document-meta>
</file>